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7:35:04.957142801</meta:creation-date>
    <dc:date>2016-03-09T17:39:33.605523804</dc:date>
    <meta:editing-duration>PT3M39S</meta:editing-duration>
    <meta:editing-cycles>2</meta:editing-cycles>
    <meta:generator>LibreOffice/4.2.8.2$Linux_X86_64 LibreOffice_project/420m0$Build-2</meta:generator>
    <meta:document-statistic meta:table-count="1" meta:cell-count="3" meta:object-count="0"/>
  </office:meta>
</office:document-meta>
</file>